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1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2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22184615385" calcext:value-type="float">
            <text:p>45.5922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1306" calcext:value-type="float">
            <text:p>45.501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3508" calcext:value-type="float">
            <text:p>45.5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7856" calcext:value-type="float">
            <text:p>45.6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3088" calcext:value-type="float">
            <text:p>45.62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2936" calcext:value-type="float">
            <text:p>45.8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0772" calcext:value-type="float">
            <text:p>45.8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124" calcext:value-type="float">
            <text:p>45.4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37088" calcext:value-type="float">
            <text:p>45.5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7318" calcext:value-type="float">
            <text:p>45.597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5675" calcext:value-type="float">
            <text:p>45.40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5482" calcext:value-type="float">
            <text:p>45.385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4532" calcext:value-type="float">
            <text:p>45.4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866" calcext:value-type="float">
            <text:p>45.409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9772" calcext:value-type="float">
            <text:p>45.4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3432" calcext:value-type="float">
            <text:p>45.4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70288" calcext:value-type="float">
            <text:p>45.4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8634" calcext:value-type="float">
            <text:p>45.458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1975384615" calcext:value-type="float">
            <text:p>45.36619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268" calcext:value-type="float">
            <text:p>45.5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853" calcext:value-type="float">
            <text:p>45.38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6338" calcext:value-type="float">
            <text:p>45.376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4896" calcext:value-type="float">
            <text:p>45.0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39408" calcext:value-type="float">
            <text:p>45.0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8777" calcext:value-type="float">
            <text:p>45.078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9592" calcext:value-type="float">
            <text:p>45.2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8718" calcext:value-type="float">
            <text:p>45.368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8225" calcext:value-type="float">
            <text:p>45.061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826" calcext:value-type="float">
            <text:p>45.089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6798" calcext:value-type="float">
            <text:p>45.246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322" calcext:value-type="float">
            <text:p>44.8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986" calcext:value-type="float">
            <text:p>44.845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2562" calcext:value-type="float">
            <text:p>44.882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82795" calcext:value-type="float">
            <text:p>44.908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5932" calcext:value-type="float">
            <text:p>45.1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7268" calcext:value-type="float">
            <text:p>45.1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5714" calcext:value-type="float">
            <text:p>44.95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3568" calcext:value-type="float">
            <text:p>44.86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6926" calcext:value-type="float">
            <text:p>44.746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0068" calcext:value-type="float">
            <text:p>44.7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845" calcext:value-type="float">
            <text:p>44.74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226" calcext:value-type="float">
            <text:p>44.7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7594" calcext:value-type="float">
            <text:p>44.75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57115" calcext:value-type="float">
            <text:p>44.9357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1414" calcext:value-type="float">
            <text:p>44.841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231" calcext:value-type="float">
            <text:p>45.15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2577" calcext:value-type="float">
            <text:p>45.002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134" calcext:value-type="float">
            <text:p>45.0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134" calcext:value-type="float">
            <text:p>45.0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039" calcext:value-type="float">
            <text:p>45.03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9628" calcext:value-type="float">
            <text:p>45.0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17488" calcext:value-type="float">
            <text:p>45.0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4774" calcext:value-type="float">
            <text:p>45.054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74535" calcext:value-type="float">
            <text:p>45.1574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898" calcext:value-type="float">
            <text:p>45.1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8238" calcext:value-type="float">
            <text:p>45.338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6402" calcext:value-type="float">
            <text:p>45.126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882" calcext:value-type="float">
            <text:p>45.156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507" calcext:value-type="float">
            <text:p>45.204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2508" calcext:value-type="float">
            <text:p>45.2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7916" calcext:value-type="float">
            <text:p>45.0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183" calcext:value-type="float">
            <text:p>45.12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6608" calcext:value-type="float">
            <text:p>44.9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2815" calcext:value-type="float">
            <text:p>44.9242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0138" calcext:value-type="float">
            <text:p>45.300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4606" calcext:value-type="float">
            <text:p>45.234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7812" calcext:value-type="float">
            <text:p>44.9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09824" calcext:value-type="float">
            <text:p>44.7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07968" calcext:value-type="float">
            <text:p>44.8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5298" calcext:value-type="float">
            <text:p>44.675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4724" calcext:value-type="float">
            <text:p>44.6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6436" calcext:value-type="float">
            <text:p>44.6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2908" calcext:value-type="float">
            <text:p>44.6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15696" calcext:value-type="float">
            <text:p>44.51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1948" calcext:value-type="float">
            <text:p>44.5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0894" calcext:value-type="float">
            <text:p>44.490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1344" calcext:value-type="float">
            <text:p>44.4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989" calcext:value-type="float">
            <text:p>44.488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509" calcext:value-type="float">
            <text:p>44.53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006" calcext:value-type="float">
            <text:p>44.625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8484" calcext:value-type="float">
            <text:p>44.2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0196" calcext:value-type="float">
            <text:p>44.2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05312" calcext:value-type="float">
            <text:p>44.28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8286" calcext:value-type="float">
            <text:p>44.198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0666" calcext:value-type="float">
            <text:p>44.190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5238" calcext:value-type="float">
            <text:p>44.195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91545" calcext:value-type="float">
            <text:p>44.2891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2522" calcext:value-type="float">
            <text:p>44.562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778" calcext:value-type="float">
            <text:p>44.705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1364" calcext:value-type="float">
            <text:p>44.4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6095" calcext:value-type="float">
            <text:p>44.1196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1458" calcext:value-type="float">
            <text:p>44.431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7148" calcext:value-type="float">
            <text:p>44.2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8444" calcext:value-type="float">
            <text:p>43.9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03" calcext:value-type="float">
            <text:p>43.67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914" calcext:value-type="float">
            <text:p>43.888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8028" calcext:value-type="float">
            <text:p>43.6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9814" calcext:value-type="float">
            <text:p>43.469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2285" calcext:value-type="float">
            <text:p>43.3572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971" calcext:value-type="float">
            <text:p>43.39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161" calcext:value-type="float">
            <text:p>43.36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26464" calcext:value-type="float">
            <text:p>43.32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398" calcext:value-type="float">
            <text:p>43.2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2644" calcext:value-type="float">
            <text:p>43.2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3152" calcext:value-type="float">
            <text:p>43.2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6642" calcext:value-type="float">
            <text:p>43.236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9116" calcext:value-type="float">
            <text:p>43.2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778" calcext:value-type="float">
            <text:p>43.1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60855" calcext:value-type="float">
            <text:p>43.3560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53872" calcext:value-type="float">
            <text:p>43.2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8646" calcext:value-type="float">
            <text:p>43.26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8013" calcext:value-type="float">
            <text:p>43.538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9478" calcext:value-type="float">
            <text:p>43.829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7246" calcext:value-type="float">
            <text:p>43.497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6706" calcext:value-type="float">
            <text:p>42.986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1758" calcext:value-type="float">
            <text:p>43.02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159" calcext:value-type="float">
            <text:p>43.20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8528" calcext:value-type="float">
            <text:p>42.99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7716" calcext:value-type="float">
            <text:p>43.4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1412" calcext:value-type="float">
            <text:p>43.3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85584" calcext:value-type="float">
            <text:p>42.61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575" calcext:value-type="float">
            <text:p>42.1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0698" calcext:value-type="float">
            <text:p>42.16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7556" calcext:value-type="float">
            <text:p>42.1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06693333333" calcext:value-type="float">
            <text:p>42.1006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7358" calcext:value-type="float">
            <text:p>42.10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12387692308" calcext:value-type="float">
            <text:p>42.09123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2682" calcext:value-type="float">
            <text:p>42.03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6256" calcext:value-type="float">
            <text:p>42.0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55776" calcext:value-type="float">
            <text:p>42.0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24128" calcext:value-type="float">
            <text:p>42.0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31171764706" calcext:value-type="float">
            <text:p>42.063117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0386" calcext:value-type="float">
            <text:p>41.95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0292" calcext:value-type="float">
            <text:p>41.9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43" calcext:value-type="float">
            <text:p>42.0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145" calcext:value-type="float">
            <text:p>42.0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0876" calcext:value-type="float">
            <text:p>42.0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7288" calcext:value-type="float">
            <text:p>42.8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2144" calcext:value-type="float">
            <text:p>42.4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2148" calcext:value-type="float">
            <text:p>42.3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3454" calcext:value-type="float">
            <text:p>42.11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1524" calcext:value-type="float">
            <text:p>41.9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335" calcext:value-type="float">
            <text:p>42.04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3494" calcext:value-type="float">
            <text:p>42.43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7868" calcext:value-type="float">
            <text:p>42.3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1485" calcext:value-type="float">
            <text:p>41.955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2122" calcext:value-type="float">
            <text:p>41.362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2508" calcext:value-type="float">
            <text:p>41.4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3468" calcext:value-type="float">
            <text:p>41.4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89257142857" calcext:value-type="float">
            <text:p>41.478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979" calcext:value-type="float">
            <text:p>41.49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0217" calcext:value-type="float">
            <text:p>41.360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8256" calcext:value-type="float">
            <text:p>41.4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5843076923" calcext:value-type="float">
            <text:p>41.39758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9564" calcext:value-type="float">
            <text:p>41.4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89854285714" calcext:value-type="float">
            <text:p>41.7389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3351111111" calcext:value-type="float">
            <text:p>41.68433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1737931035" calcext:value-type="float">
            <text:p>41.1721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75447272727" calcext:value-type="float">
            <text:p>41.10754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8194782609" calcext:value-type="float">
            <text:p>41.14481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6476" calcext:value-type="float">
            <text:p>41.1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32102857143" calcext:value-type="float">
            <text:p>41.1432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05652" calcext:value-type="float">
            <text:p>41.250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5852" calcext:value-type="float">
            <text:p>41.410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4944" calcext:value-type="float">
            <text:p>41.3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3844" calcext:value-type="float">
            <text:p>41.4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12" calcext:value-type="float">
            <text:p>41.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2464" calcext:value-type="float">
            <text:p>41.1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5338" calcext:value-type="float">
            <text:p>41.185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2536" calcext:value-type="float">
            <text:p>41.3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190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00" meta:object-count="0"/>
    <meta:user-defined meta:name="AppVersion">3.0</meta:user-defined>
  </office:meta>
</office:document-meta>
</file>